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a39" officeooo:paragraph-rsid="0003ba39"/>
    </style:style>
    <style:style style:name="P2" style:family="paragraph" style:parent-style-name="Standard">
      <style:text-properties officeooo:rsid="0003d921" officeooo:paragraph-rsid="0003d921"/>
    </style:style>
    <style:style style:name="P3" style:family="paragraph" style:parent-style-name="Standard">
      <style:text-properties officeooo:rsid="0008e106" officeooo:paragraph-rsid="00053297"/>
    </style:style>
    <style:style style:name="P4" style:family="paragraph" style:parent-style-name="Standard">
      <style:text-properties officeooo:rsid="000ca397" officeooo:paragraph-rsid="00053297"/>
    </style:style>
    <style:style style:name="P5" style:family="paragraph" style:parent-style-name="Standard">
      <style:text-properties officeooo:rsid="000a5b03" officeooo:paragraph-rsid="00053297"/>
    </style:style>
    <style:style style:name="P6" style:family="paragraph" style:parent-style-name="Standard">
      <style:text-properties style:use-window-font-color="true" officeooo:rsid="000ca397" officeooo:paragraph-rsid="00053297"/>
    </style:style>
    <style:style style:name="P7" style:family="paragraph" style:parent-style-name="Title">
      <style:text-properties officeooo:paragraph-rsid="00053297"/>
    </style:style>
    <style:style style:name="P8" style:family="paragraph" style:parent-style-name="Standard">
      <style:text-properties officeooo:rsid="0003f388" officeooo:paragraph-rsid="0003f388"/>
    </style:style>
    <style:style style:name="P9" style:family="paragraph" style:parent-style-name="Text_20_body">
      <style:text-properties officeooo:rsid="0005c7e3" officeooo:paragraph-rsid="0005c7e3"/>
    </style:style>
    <style:style style:name="P10" style:family="paragraph" style:parent-style-name="Text_20_body">
      <style:text-properties officeooo:rsid="0008b49b" officeooo:paragraph-rsid="0008b49b"/>
    </style:style>
    <style:style style:name="P11" style:family="paragraph" style:parent-style-name="Text_20_body">
      <style:text-properties officeooo:rsid="000a6b5f" officeooo:paragraph-rsid="000a6b5f"/>
    </style:style>
    <style:style style:name="P12" style:family="paragraph" style:parent-style-name="Text_20_body">
      <style:text-properties officeooo:rsid="000b664a" officeooo:paragraph-rsid="000b664a"/>
    </style:style>
    <style:style style:name="P13" style:family="paragraph" style:parent-style-name="Heading_20_1">
      <style:text-properties officeooo:paragraph-rsid="00053297"/>
    </style:style>
    <style:style style:name="T1" style:family="text">
      <style:text-properties fo:color="#55308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officeooo:rsid="0003f388"/>
    </style:style>
    <style:style style:name="T4" style:family="text">
      <style:text-properties fo:color="#a3238e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aa61a"/>
    </style:style>
    <style:style style:name="T7" style:family="text">
      <style:text-properties fo:color="#faa61a" officeooo:rsid="000ca397"/>
    </style:style>
    <style:style style:name="T8" style:family="text">
      <style:text-properties fo:color="#faa61a" officeooo:rsid="000a5b03"/>
    </style:style>
    <style:style style:name="T9" style:family="text">
      <style:text-properties fo:color="#faa61a" officeooo:rsid="0003f388"/>
    </style:style>
    <style:style style:name="T10" style:family="text">
      <style:text-properties fo:color="#faa61a" officeooo:rsid="0009fe82"/>
    </style:style>
    <style:style style:name="T11" style:family="text">
      <style:text-properties fo:color="#0066b3"/>
    </style:style>
    <style:style style:name="T12" style:family="text">
      <style:text-properties officeooo:rsid="000ca397"/>
    </style:style>
    <style:style style:name="T13" style:family="text">
      <style:text-properties officeooo:rsid="0009fe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cala Cheat Sheet</text:p>
      <text:p text:style-name="P3"/>
      <text:h text:style-name="P13" text:outline-level="1">Miscellaneous</text:h>
      <text:p text:style-name="P3">Create a class that can be run: <text:span text:style-name="T4">extends App</text:span></text:p>
      <text:p text:style-name="P3">By defaults is <text:span text:style-name="T5">everything should be immutable</text:span> (better for // execution and multi-threading)</text:p>
      <text:p text:style-name="P3">Trailing semi-colon is optional, unless required (i.e. more than 1 <text:span text:style-name="T6">statement</text:span> in a line)</text:p>
      <text:h text:style-name="P13" text:outline-level="1">Types</text:h>
      <text:p text:style-name="P3">Types can be <text:span text:style-name="T6">inferred</text:span></text:p>
      <text:p text:style-name="P3"><text:span text:style-name="T4">val</text:span> is <text:span text:style-name="T6">immutable</text:span></text:p>
      <text:p text:style-name="P3"/>
      <text:p text:style-name="P3"><text:span text:style-name="T4">Short</text:span> is represented by 2 bytes</text:p>
      <text:p text:style-name="P3"><text:span text:style-name="T4">Int</text:span> is represented by 4 bytes</text:p>
      <text:p text:style-name="P3"><text:span text:style-name="T4">Long</text:span> is represented by 8 bytes. Long end with a <text:span text:style-name="T11">L</text:span></text:p>
      <text:p text:style-name="P3"><text:span text:style-name="T4">Float</text:span> ends with a <text:span text:style-name="T11">f</text:span></text:p>
      <text:p text:style-name="P3"><text:span text:style-name="T4">Double</text:span> is a decimal without ending letter (that would mark it as Float)</text:p>
      <text:p text:style-name="P3"/>
      <text:p text:style-name="P3"><text:span text:style-name="T4">var</text:span> is re-assignable</text:p>
      <text:p text:style-name="P3"><text:span text:style-name="T4">var</text:span> is used for <text:span text:style-name="T6">side-effects</text:span></text:p>
      <text:p text:style-name="P4"><text:span text:style-name="T6">side-effects</text:span> are expressions returning a <text:span text:style-name="T4">Unit</text:span></text:p>
      <text:p text:style-name="P3"/>
      <text:p text:style-name="P5"><text:span text:style-name="T6">Expression</text:span> is a value, <text:span text:style-name="T12">it is evaluated. In Scala everything is an </text:span><text:span text:style-name="T7">expression</text:span></text:p>
      <text:p text:style-name="P5"><text:span text:style-name="T6">Instruction/Statement</text:span> is <text:span text:style-name="T12">executed</text:span> (“compute this”, “<text:span text:style-name="T12">print that”</text:span>…)</text:p>
      <text:p text:style-name="P6"/>
      <text:p text:style-name="P6">A <text:span text:style-name="T6">code block</text:span> is a piece of code in curly brackets, which value is the last <text:span text:style-name="T6">expression</text:span> value. <text:span text:style-name="T6">Variables</text:span> and <text:span text:style-name="T6">Values</text:span> are scoped inside the <text:span text:style-name="T6">code block</text:span>.</text:p>
      <text:h text:style-name="P13" text:outline-level="1">Functions</text:h>
      <text:p text:style-name="P1"><text:span text:style-name="T1">def</text:span> to create a <text:span text:style-name="T8">function</text:span><text:span text:style-name="T2">, </text:span><text:span text:style-name="T3">also called </text:span><text:span text:style-name="T9">auxiliary function</text:span><text:span text:style-name="T3">.</text:span></text:p>
      <text:p text:style-name="P2">Parameter-less <text:span text:style-name="T6">function</text:span> can be called without parenthesis</text:p>
      <text:p text:style-name="P2"/>
      <text:p text:style-name="P2">When need a while loop, use recursion instead</text:p>
      <text:p text:style-name="P2"><text:span text:style-name="T6">Return type</text:span> of <text:span text:style-name="T6">function</text:span> is not necessary, unless there is recursion. Best practice is to always write the return type.</text:p>
      <text:p text:style-name="P2"/>
      <text:p text:style-name="P8">You can have a <text:span text:style-name="T6">function</text:span> inside of a <text:span text:style-name="T6">function</text:span><text:span text:style-name="T2">.</text:span></text:p>
      <text:h text:style-name="Heading_20_1" text:outline-level="1">Type inference</text:h>
      <text:p text:style-name="P9">The <text:span text:style-name="T6">compiler</text:span> is able to infer the <text:span text:style-name="T6">type of a value</text:span> or <text:span text:style-name="T6">function</text:span> by looking at the right hand side of the <text:span text:style-name="T2">statement</text:span> or the<text:span text:style-name="T2"> return type of a function</text:span>.</text:p>
      <text:p text:style-name="P9">You can’t force the wrong <text:span text:style-name="T6">type</text:span>.</text:p>
      <text:p text:style-name="P9">The <text:span text:style-name="T6">compiler</text:span> cannot infer the return type of a <text:span text:style-name="T6">recursion</text:span>.</text:p>
      <text:h text:style-name="Heading_20_1" text:outline-level="1"><text:soft-page-break/>Recursions</text:h>
      <text:p text:style-name="P10"><text:span text:style-name="T6">Recursions</text:span> use a <text:span text:style-name="T6">stack</text:span> to keep the last <text:span text:style-name="T6">recursion result</text:span> if needed to compute a new value. This can lead to <text:span text:style-name="T6">stack overflow error</text:span> when a too large number of recursion occurs.</text:p>
      <text:p text:style-name="P10">To prevent this, using a <text:span text:style-name="T6">tail recursion</text:span> or <text:span text:style-name="T6">tail recursive function</text:span> will re-use the last stack and store the new result. A <text:span text:style-name="T6">tail recursion</text:span> <text:span text:style-name="T13">uses the </text:span><text:span text:style-name="T10">recursive call</text:span><text:span text:style-name="T13"> as the last </text:span><text:span text:style-name="T10">expression</text:span><text:span text:style-name="T13">.</text:span></text:p>
      <text:p text:style-name="P11">To check or force compiler to check for tail recursion, add the <text:span text:style-name="T4">@tailrec</text:span> annotation before the function definition.</text:p>
      <text:p text:style-name="P12">When you need a <text:span text:style-name="T6">loop</text:span>, use a <text:span text:style-name="T6">tail recur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12:18.881978428</meta:creation-date>
    <dc:date>2019-09-26T23:04:10.518627848</dc:date>
    <meta:editing-duration>PT16M37S</meta:editing-duration>
    <meta:editing-cycles>7</meta:editing-cycles>
    <meta:generator>LibreOffice/6.2.7.1$Linux_X86_64 LibreOffice_project/20$Build-1</meta:generator>
    <meta:document-statistic meta:table-count="0" meta:image-count="0" meta:object-count="0" meta:page-count="2" meta:paragraph-count="34" meta:word-count="344" meta:character-count="1977" meta:non-whitespace-character-count="1667"/>
  </office:meta>
</office:document-meta>
</file>